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Preformatted_20_Text">
      <style:text-properties fo:font-weight="bold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5685*" fo:start-indent="0in" fo:end-indent="0in"/>
          <style:column style:rel-width="568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Paradise By The Dashboard Light</text:p>
      <text:p text:style-name="P2">Meat Loaf</text:p>
      <text:p text:style-name="Preformatted_20_Text"/>
      <text:section text:style-name="Sect1" text:name="Section1">
        <text:p text:style-name="Preformatted_20_Text"/>
        <text:p text:style-name="Preformatted_20_Text">D</text:p>
        <text:p text:style-name="Preformatted_20_Text"/>
        <text:p text:style-name="Preformatted_20_Text"><text:s text:c="10"/>D <text:s text:c="3"/></text:p>
        <text:p text:style-name="Preformatted_20_Text">Well, I remember every little thing</text:p>
        <text:p text:style-name="Preformatted_20_Text"><text:s text:c="23"/>G</text:p>
        <text:p text:style-name="Preformatted_20_Text">as if it happened only yesterday</text:p>
        <text:p text:style-name="Preformatted_20_Text">C</text:p>
        <text:p text:style-name="Preformatted_20_Text">Parking by the lake,</text:p>
        <text:p text:style-name="Preformatted_20_Text"><text:s text:c="14"/>G <text:s text:c="17"/>D</text:p>
        <text:p text:style-name="Preformatted_20_Text">and there was not another car in sight</text:p>
        <text:p text:style-name="Preformatted_20_Text"/>
        <text:p text:style-name="Preformatted_20_Text">And I never had a girl,</text:p>
        <text:p text:style-name="Preformatted_20_Text"><text:s text:c="24"/>G</text:p>
        <text:p text:style-name="Preformatted_20_Text">looking any better than you did</text:p>
        <text:p text:style-name="Preformatted_20_Text"><text:s text:c="12"/>F#</text:p>
        <text:p text:style-name="Preformatted_20_Text">And all the kids at school,</text:p>
        <text:p text:style-name="Preformatted_20_Text"><text:s text:c="10"/>G <text:s text:c="16"/>A <text:s text:c="6"/>D</text:p>
        <text:p text:style-name="Preformatted_20_Text">they were wishing they were me that night</text:p>
        <text:p text:style-name="Preformatted_20_Text"/>
        <text:p text:style-name="Preformatted_20_Text"><text:s text:c="12"/>Bb <text:s text:c="8"/>F <text:s text:c="4"/>C <text:s text:c="8"/>D</text:p>
        <text:p text:style-name="Preformatted_20_Text">And now our bodies are oh so close and tight</text:p>
        <text:p text:style-name="Preformatted_20_Text"><text:s text:c="9"/>Bb <text:s text:c="5"/>F <text:s text:c="13"/>C <text:s text:c="6"/>D</text:p>
        <text:p text:style-name="Preformatted_20_Text">It never felt so good, it never felt so right</text:p>
        <text:p text:style-name="Preformatted_20_Text"><text:s text:c="10"/>G <text:s text:c="15"/>D <text:s text:c="11"/>A <text:s text:c="8"/>D</text:p>
        <text:p text:style-name="Preformatted_20_Text">And we're glowing like the metal on the edge of a knife</text:p>
        <text:p text:style-name="Preformatted_20_Text"><text:s text:c="10"/>G <text:s text:c="15"/>D <text:s text:c="11"/>A <text:s text:c="8"/>D</text:p>
        <text:p text:style-name="Preformatted_20_Text">And we're glowing like the metal on the edge of a knife</text:p>
        <text:p text:style-name="Preformatted_20_Text"><text:s text:c="3"/>G <text:s text:c="10"/>D</text:p>
        <text:p text:style-name="Preformatted_20_Text">C'mon! Hold on tight!</text:p>
        <text:p text:style-name="Preformatted_20_Text"><text:s text:c="3"/>G <text:s text:c="10"/>F <text:s text:c="3"/>A</text:p>
        <text:p text:style-name="Preformatted_20_Text">C'mon! Hold on tight!</text:p>
        <text:p text:style-name="Preformatted_20_Text"/>
        <text:p text:style-name="Preformatted_20_Text"><text:s text:c="12"/>G <text:s text:c="7"/>A <text:s text:c="12"/>D <text:s text:c="3"/>A <text:s text:c="3"/>G</text:p>
        <text:p text:style-name="Preformatted_20_Text">Though it's cold and lonely in the deep dark night</text:p>
        <text:p text:style-name="Preformatted_20_Text"><text:s text:c="6"/>D <text:s text:c="6"/>Bm <text:s text:c="9"/>G <text:s text:c="2"/>Em <text:s text:c="3"/>D</text:p>
        <text:p text:style-name="Preformatted_20_Text">I can see paradise by the dashboard light</text:p>
        <text:p text:style-name="Preformatted_20_Text"/>
        <text:p text:style-name="Preformatted_20_Text">Girl:</text:p>
        <text:p text:style-name="Preformatted_20_Text"/>
        <text:p text:style-name="Preformatted_20_Text">G <text:s text:c="7"/>A <text:s text:c="5"/>D</text:p>
        <text:p text:style-name="Preformatted_20_Text">Ain't no doubt about it,</text:p>
        <text:p text:style-name="Preformatted_20_Text"><text:s text:c="8"/>A <text:s text:c="5"/>G</text:p>
        <text:p text:style-name="Preformatted_20_Text">we were doubly blessed</text:p>
        <text:p text:style-name="Preformatted_20_Text"><text:s text:c="14"/>Em <text:s text:c="9"/>G</text:p>
        <text:p text:style-name="Preformatted_20_Text">Cause we were barely seventeen,</text:p>
        <text:p text:style-name="Preformatted_20_Text"><text:s text:c="12"/>Em <text:s text:c="5"/>D</text:p>
        <text:p text:style-name="Preformatted_20_Text">and we were barely dressed</text:p>
        <text:p text:style-name="Preformatted_20_Text"/>
        <text:p text:style-name="Preformatted_20_Text">Meatloaf &amp; Girl:</text:p>
        <text:p text:style-name="Preformatted_20_Text"/>
        <text:p text:style-name="Preformatted_20_Text">G <text:s text:c="7"/>A <text:s text:c="5"/>D</text:p>
        <text:p text:style-name="Preformatted_20_Text">Ain't no doubt about it;</text:p>
        <text:p text:style-name="Preformatted_20_Text"><text:s text:c="12"/>A <text:s text:c="5"/>G</text:p>
        <text:p text:style-name="Preformatted_20_Text">baby got to go and shout it</text:p>
        <text:p text:style-name="Preformatted_20_Text">G <text:s text:c="7"/>A <text:s text:c="5"/>D</text:p>
        <text:p text:style-name="Preformatted_20_Text">Ain't no doubt about it,</text:p>
        <text:p text:style-name="Preformatted_20_Text"><text:s text:c="8"/>A <text:s text:c="5"/>G</text:p>
        <text:p text:style-name="Preformatted_20_Text">we were doubly blessed</text:p>
        <text:p text:style-name="Preformatted_20_Text"/>
        <text:p text:style-name="Preformatted_20_Text">Meat Loaf:</text:p>
        <text:p text:style-name="Preformatted_20_Text"><text:s text:c="14"/>Em <text:s text:c="9"/>G</text:p>
        <text:p text:style-name="Preformatted_20_Text">Cause we were barely seventeen,</text:p>
        <text:p text:style-name="Preformatted_20_Text"><text:s text:c="12"/>Em <text:s text:c="5"/>D</text:p>
        <text:p text:style-name="Preformatted_20_Text">and we were barely dressed</text:p>
        <text:p text:style-name="Preformatted_20_Text"/>
        <text:p text:style-name="Preformatted_20_Text"><text:s text:c="19"/></text:p>
        <text:p text:style-name="Preformatted_20_Text">Baby doncha hear my heart,</text:p>
        <text:p text:style-name="Preformatted_20_Text"><text:s text:c="28"/>G</text:p>
        <text:p text:style-name="Preformatted_20_Text">you got it drowning out the radio</text:p>
        <text:p text:style-name="Preformatted_20_Text"><text:s text:c="10"/>C</text:p>
        <text:p text:style-name="Preformatted_20_Text">I've been waiting so long,</text:p>
        <text:p text:style-name="Preformatted_20_Text"><text:s text:c="11"/>G <text:s text:c="23"/>D</text:p>
        <text:p text:style-name="Preformatted_20_Text">for you to come along and have some fun</text:p>
        <text:p text:style-name="Preformatted_20_Text"/>
        <text:p text:style-name="Preformatted_20_Text">And I gotta let ya know,</text:p>
        <text:p text:style-name="Preformatted_20_Text"><text:s text:c="24"/>G</text:p>
        <text:p text:style-name="Preformatted_20_Text">no you're never gonna regret it</text:p>
        <text:p text:style-name="Preformatted_20_Text"><text:s text:c="8"/>F# <text:s text:c="19"/>G</text:p>
        <text:p text:style-name="Preformatted_20_Text">So open up your eyes, I got a big surprise,</text:p>
        <text:p text:style-name="Preformatted_20_Text"><text:s text:c="6"/>E</text:p>
        <text:p text:style-name="Preformatted_20_Text">it'll feel all right,</text:p>
        <text:p text:style-name="Preformatted_20_Text"><text:s text:c="8"/>A <text:s text:c="20"/>D</text:p>
        <text:p text:style-name="Preformatted_20_Text">well, I wanna make your motor run</text:p>
        <text:p text:style-name="Preformatted_20_Text"/>
        <text:p text:style-name="Preformatted_20_Text"><text:s text:c="12"/>Bb <text:s text:c="8"/>F <text:s text:c="4"/>C <text:s text:c="8"/>D</text:p>
        <text:p text:style-name="Preformatted_20_Text">And now our bodies are oh so close and tight</text:p>
        <text:p text:style-name="Preformatted_20_Text"><text:s text:c="9"/>Bb <text:s text:c="5"/>F <text:s text:c="13"/>C <text:s text:c="6"/>D</text:p>
        <text:p text:style-name="Preformatted_20_Text">It never felt so good, it never felt so right</text:p>
        <text:p text:style-name="Preformatted_20_Text"><text:s text:c="10"/>G <text:s text:c="15"/>D <text:s text:c="11"/>A <text:s text:c="8"/>D</text:p>
        <text:p text:style-name="Preformatted_20_Text">And we're glowing like the metal on the edge of a knife</text:p>
        <text:p text:style-name="Preformatted_20_Text"><text:s text:c="10"/>G <text:s text:c="15"/>D <text:s text:c="11"/>A <text:s text:c="8"/>D</text:p>
        <text:p text:style-name="Preformatted_20_Text">And we're glowing like the metal on the edge of a knife</text:p>
        <text:p text:style-name="Preformatted_20_Text"><text:s text:c="3"/>G <text:s text:c="10"/>D</text:p>
        <text:p text:style-name="Preformatted_20_Text">C'mon! Hold on tight!</text:p>
        <text:p text:style-name="Preformatted_20_Text"><text:s text:c="3"/>G <text:s text:c="10"/>F <text:s text:c="3"/>A</text:p>
        <text:p text:style-name="Preformatted_20_Text">C'mon! Hold on tight!</text:p>
        <text:p text:style-name="Preformatted_20_Text"/>
        <text:p text:style-name="Preformatted_20_Text">Meat Loaf &amp; Girl:</text:p>
        <text:p text:style-name="Preformatted_20_Text"/>
        <text:p text:style-name="Preformatted_20_Text"><text:s text:c="12"/>G <text:s text:c="7"/>A <text:s text:c="12"/>D <text:s text:c="3"/>A <text:s text:c="3"/>G</text:p>
        <text:p text:style-name="Preformatted_20_Text">Though it's cold and lonely in the deep dark night</text:p>
        <text:p text:style-name="Preformatted_20_Text"><text:s text:c="6"/>D <text:s text:c="6"/>F#m <text:s text:c="18"/>G <text:s text:c="2"/></text:p>
        <text:p text:style-name="Preformatted_20_Text">I can see paradise by the dashboard light</text:p>
        <text:p text:style-name="Preformatted_20_Text"><text:s text:c="12"/>Em <text:s text:c="6"/>D <text:s text:c="12"/>Bm <text:s text:c="7"/>A <text:s text:c="12"/>F#m <text:s text:c="6"/>F#</text:p>
        <text:p text:style-name="Preformatted_20_Text">Though it's cold and lonely in the deep dark night (in the deep dark night)</text:p>
        <text:p text:style-name="Preformatted_20_Text"><text:soft-page-break/>G <text:s text:c="2"/>D <text:s text:c="10"/>A <text:s text:c="8"/>D</text:p>
        <text:p text:style-name="Preformatted_20_Text">Paradise by the dashboard light</text:p>
        <text:p text:style-name="Preformatted_20_Text"/>
        <text:p text:style-name="Preformatted_20_Text">G <text:s text:c="9"/>A <text:s text:c="10"/>D</text:p>
        <text:p text:style-name="Preformatted_20_Text">You got to do what you can,</text:p>
        <text:p text:style-name="Preformatted_20_Text"><text:s text:c="8"/>G <text:s text:c="12"/>A <text:s text:c="5"/>D</text:p>
        <text:p text:style-name="Preformatted_20_Text">and let Mother Nature do the rest</text:p>
        <text:p text:style-name="Preformatted_20_Text">G <text:s text:c="7"/>A <text:s text:c="5"/>D</text:p>
        <text:p text:style-name="Preformatted_20_Text">Ain't no doubt about it,</text:p>
        <text:p text:style-name="Preformatted_20_Text"><text:s text:c="8"/>A <text:s text:c="5"/>G</text:p>
        <text:p text:style-name="Preformatted_20_Text">we were doubly blessed</text:p>
        <text:p text:style-name="Preformatted_20_Text"><text:s text:c="14"/>Em <text:s text:c="9"/>G</text:p>
        <text:p text:style-name="Preformatted_20_Text">Cause we were barely seventeen,</text:p>
        <text:p text:style-name="Preformatted_20_Text"><text:s text:c="12"/>Em</text:p>
        <text:p text:style-name="Preformatted_20_Text">and we were barely. . .</text:p>
        <text:p text:style-name="Preformatted_20_Text"/>
        <text:p text:style-name="Preformatted_20_Text">We're gonna go all the way tonight</text:p>
        <text:p text:style-name="Preformatted_20_Text"/>
        <text:p text:style-name="Preformatted_20_Text">We're gonna go allt he way</text:p>
        <text:p text:style-name="Preformatted_20_Text"/>
        <text:p text:style-name="Preformatted_20_Text">An tonight's the night...</text:p>
        <text:p text:style-name="Preformatted_20_Text"/>
        <text:p text:style-name="Preformatted_20_Text">Radio Broadcast:</text:p>
        <text:p text:style-name="Preformatted_20_Text"/>
        <text:p text:style-name="Preformatted_20_Text">A <text:s/>A7 A</text:p>
        <text:p text:style-name="Preformatted_20_Text"/>
        <text:p text:style-name="Preformatted_20_Text">Ok, here we go, we got a real pressure cooker</text:p>
        <text:p text:style-name="Preformatted_20_Text">going here, two down, nobody on, no score,</text:p>
        <text:p text:style-name="Preformatted_20_Text">bottom of the ninth, there's the wind-up and</text:p>
        <text:p text:style-name="Preformatted_20_Text">there it is, a line shot up the middle, look</text:p>
        <text:p text:style-name="Preformatted_20_Text">at him go. This boy can really fly!</text:p>
        <text:p text:style-name="Preformatted_20_Text">He's rounding first and really turning it on</text:p>
        <text:p text:style-name="Preformatted_20_Text">now, he's not letting up at all, he's gonna</text:p>
        <text:p text:style-name="Preformatted_20_Text">try for second; the ball is bobbled out in center,</text:p>
        <text:p text:style-name="Preformatted_20_Text">and here comes the throw, and what a throw!</text:p>
        <text:p text:style-name="Preformatted_20_Text">He's gonna slide in head first, here he comes, he's out!</text:p>
        <text:p text:style-name="Preformatted_20_Text">No, wait, safe--safe at second base, this kid really</text:p>
        <text:p text:style-name="Preformatted_20_Text">makes things happen out there.</text:p>
        <text:p text:style-name="Preformatted_20_Text">Batter steps up to the plate, here's the pitch--</text:p>
        <text:p text:style-name="Preformatted_20_Text">he's going, and what a jump he's got, he's trying</text:p>
        <text:p text:style-name="Preformatted_20_Text">for third, here's the throw, it's in the dirt--</text:p>
        <text:p text:style-name="Preformatted_20_Text">safe at third! Holy cow, stolen base!</text:p>
        <text:p text:style-name="Preformatted_20_Text">He's taking a pretty big lead out there, almost</text:p>
        <text:p text:style-name="Preformatted_20_Text">daring him to try and pick him off. The pitcher</text:p>
        <text:p text:style-name="Preformatted_20_Text">glance over, winds up, and it's bunted, bunted</text:p>
        <text:p text:style-name="Preformatted_20_Text">down the third base line, the suicide squeeze in on!</text:p>
        <text:p text:style-name="Preformatted_20_Text">Here he comes, squeeze play, it's gonna be close,</text:p>
        <text:p text:style-name="Preformatted_20_Text">here's the throw, there's the play at the plate,</text:p>
        <text:p text:style-name="Preformatted_20_Text">holy cow, I think he's gonna make it!</text:p>
        <text:p text:style-name="Preformatted_20_Text"/>
        <text:p text:style-name="Preformatted_20_Text">Girl:</text:p>
        <text:p text:style-name="Preformatted_20_Text"/>
        <text:p text:style-name="Preformatted_20_Text">A <text:s text:c="16"/>G</text:p>
        <text:p text:style-name="Preformatted_20_Text">Stop right there!</text:p>
        <text:p text:style-name="Preformatted_20_Text"><text:s text:c="8"/>A <text:s text:c="9"/>G</text:p>
        <text:p text:style-name="Preformatted_20_Text">I gotta know right now!</text:p>
        <text:p text:style-name="Preformatted_20_Text"/>
        <text:p text:style-name="Preformatted_20_Text">Before we go any further--!</text:p>
        <text:p text:style-name="Preformatted_20_Text"><text:s text:c="7"/>G</text:p>
        <text:p text:style-name="Preformatted_20_Text">Do you love me?</text:p>
        <text:p text:style-name="Preformatted_20_Text"/>
        <text:p text:style-name="Preformatted_20_Text">Will you love me forever?</text:p>
        <text:p text:style-name="Preformatted_20_Text"><text:s text:c="7"/>D</text:p>
        <text:p text:style-name="Preformatted_20_Text">Do you need me?</text:p>
        <text:p text:style-name="Preformatted_20_Text"/>
        <text:p text:style-name="Preformatted_20_Text">Will you never leave me?</text:p>
        <text:p text:style-name="Preformatted_20_Text"><text:s text:c="9"/>C <text:s text:c="23"/>G</text:p>
        <text:p text:style-name="Preformatted_20_Text">Will you make me so happy for the rest of my life?</text:p>
        <text:p text:style-name="Preformatted_20_Text"><text:s text:c="9"/>A <text:s text:c="2"/></text:p>
        <text:p text:style-name="Preformatted_20_Text">Will you take me away and will you make me your wife?</text:p>
        <text:p text:style-name="Preformatted_20_Text"><text:s text:c="7"/>G</text:p>
        <text:p text:style-name="Preformatted_20_Text">Do you love me!?</text:p>
        <text:p text:style-name="Preformatted_20_Text"/>
        <text:p text:style-name="Preformatted_20_Text">Will you love me forever!?</text:p>
        <text:p text:style-name="Preformatted_20_Text"><text:s text:c="7"/>D</text:p>
        <text:p text:style-name="Preformatted_20_Text">Do you need me!?</text:p>
        <text:p text:style-name="Preformatted_20_Text"/>
        <text:p text:style-name="Preformatted_20_Text">Will you never leave me!?</text:p>
        <text:p text:style-name="Preformatted_20_Text"><text:s text:c="9"/>C <text:s text:c="23"/>G</text:p>
        <text:p text:style-name="Preformatted_20_Text">Will you make me so happy for the rest of my life!?</text:p>
        <text:p text:style-name="Preformatted_20_Text"><text:s text:c="9"/>A <text:s/></text:p>
        <text:p text:style-name="Preformatted_20_Text">Will you take me away and will you make me your wife!?</text:p>
        <text:p text:style-name="Preformatted_20_Text"><text:s text:c="8"/>G</text:p>
        <text:p text:style-name="Preformatted_20_Text">I gotta know right now</text:p>
        <text:p text:style-name="Preformatted_20_Text"><text:s text:c="10"/>A</text:p>
        <text:p text:style-name="Preformatted_20_Text">Before we go any further</text:p>
        <text:p text:style-name="Preformatted_20_Text"><text:s text:c="7"/>G</text:p>
        <text:p text:style-name="Preformatted_20_Text">Do you love me!!!?</text:p>
        <text:p text:style-name="Preformatted_20_Text"><text:s text:c="9"/>D</text:p>
        <text:p text:style-name="Preformatted_20_Text">Will you love me forever!!!?</text:p>
        <text:p text:style-name="Preformatted_20_Text"/>
        <text:p text:style-name="Preformatted_20_Text">Meat Loaf:</text:p>
        <text:p text:style-name="Preformatted_20_Text"/>
        <text:p text:style-name="Preformatted_20_Text"><text:s text:c="7"/>G</text:p>
        <text:p text:style-name="Preformatted_20_Text">Let me sleep on it,</text:p>
        <text:p text:style-name="Preformatted_20_Text"><text:s text:c="18"/>D <text:s text:c="9"/>Dsus4 D</text:p>
        <text:p text:style-name="Preformatted_20_Text">baby, baby let me sleep on it</text:p>
        <text:p text:style-name="Preformatted_20_Text"><text:s text:c="7"/>C </text:p>
        <text:p text:style-name="Preformatted_20_Text">Let me sleep on it,</text:p>
        <text:p text:style-name="Preformatted_20_Text"><text:s text:c="9"/>G <text:s text:c="24"/>D <text:s text:c="5"/>Dsus4 D</text:p>
        <text:p text:style-name="Preformatted_20_Text">and I'll give you my answer in the morning</text:p>
        <text:p text:style-name="Preformatted_20_Text"><text:s text:c="7"/>G</text:p>
        <text:p text:style-name="Preformatted_20_Text">Let me sleep on it,</text:p>
        <text:p text:style-name="Preformatted_20_Text"><text:s text:c="18"/>D <text:s text:c="10"/>Dsus4 D</text:p>
        <text:p text:style-name="Preformatted_20_Text">baby, baby let me sleep on it</text:p>
        <text:p text:style-name="Preformatted_20_Text"><text:s text:c="7"/>C</text:p>
        <text:p text:style-name="Preformatted_20_Text">Let me sleep on it,</text:p>
        <text:p text:style-name="Preformatted_20_Text"><text:s text:c="9"/>G <text:s text:c="24"/>D</text:p>
        <text:p text:style-name="Preformatted_20_Text">and I'll give you my answer in the morning</text:p>
        <text:p text:style-name="Preformatted_20_Text"><text:s text:c="7"/>G</text:p>
        <text:p text:style-name="Preformatted_20_Text">Let me sleep on it,</text:p>
        <text:p text:style-name="Preformatted_20_Text"><text:s text:c="18"/>A</text:p>
        <text:p text:style-name="Preformatted_20_Text">baby, baby let me sleep on it</text:p>
        <text:p text:style-name="Preformatted_20_Text"><text:soft-page-break/><text:s text:c="7"/>G</text:p>
        <text:p text:style-name="Preformatted_20_Text">Let me sleep on it,</text:p>
        <text:p text:style-name="Preformatted_20_Text"><text:s text:c="9"/>D <text:s text:c="10"/>C <text:s text:c="12"/>G <text:s text:c="2"/>D</text:p>
        <text:p text:style-name="Preformatted_20_Text">and I'll give you my answer in the morning</text:p>
        <text:p text:style-name="Preformatted_20_Text"/>
        <text:p text:style-name="Preformatted_20_Text">Girl:</text:p>
        <text:p text:style-name="Preformatted_20_Text"/>
        <text:p text:style-name="Preformatted_20_Text">I gotta know right now!</text:p>
        <text:p text:style-name="Preformatted_20_Text"><text:s text:c="7"/>G</text:p>
        <text:p text:style-name="Preformatted_20_Text">Do you love me!?</text:p>
        <text:p text:style-name="Preformatted_20_Text"/>
        <text:p text:style-name="Preformatted_20_Text">Will you love me forever!?</text:p>
        <text:p text:style-name="Preformatted_20_Text"><text:s text:c="7"/>D</text:p>
        <text:p text:style-name="Preformatted_20_Text">Do you need me!?</text:p>
        <text:p text:style-name="Preformatted_20_Text"/>
        <text:p text:style-name="Preformatted_20_Text">Will you never leave me!?</text:p>
        <text:p text:style-name="Preformatted_20_Text"><text:s text:c="9"/>C <text:s text:c="23"/>G</text:p>
        <text:p text:style-name="Preformatted_20_Text">Will you make me so happy for the rest of my life!?</text:p>
        <text:p text:style-name="Preformatted_20_Text"><text:s text:c="9"/>A <text:s/></text:p>
        <text:p text:style-name="Preformatted_20_Text">Will you take me away and will you make me your wife!?</text:p>
        <text:p text:style-name="Preformatted_20_Text"><text:s text:c="8"/>G</text:p>
        <text:p text:style-name="Preformatted_20_Text">I gotta know right now</text:p>
        <text:p text:style-name="Preformatted_20_Text"><text:s text:c="10"/>A</text:p>
        <text:p text:style-name="Preformatted_20_Text">Before we go any further</text:p>
        <text:p text:style-name="Preformatted_20_Text"><text:s text:c="7"/>G</text:p>
        <text:p text:style-name="Preformatted_20_Text">Do you love me!!!?</text:p>
        <text:p text:style-name="Preformatted_20_Text"><text:s text:c="9"/>D</text:p>
        <text:p text:style-name="Preformatted_20_Text">Will you love me forever!!!?</text:p>
        <text:p text:style-name="Preformatted_20_Text"/>
        <text:p text:style-name="Preformatted_20_Text">(what s it going to be boy?)(I can wait all night)</text:p>
        <text:p text:style-name="Preformatted_20_Text">(what s it going to be boy yes, or no!)(what s it going to be boy yes, or no!)</text:p>
        <text:p text:style-name="Preformatted_20_Text"/>
        <text:p text:style-name="Preformatted_20_Text">Meat Loaf:</text:p>
        <text:p text:style-name="Preformatted_20_Text"/>
        <text:p text:style-name="Preformatted_20_Text"><text:s text:c="7"/>G</text:p>
        <text:p text:style-name="Preformatted_20_Text">Let me sleep on it,</text:p>
        <text:p text:style-name="Preformatted_20_Text"><text:s text:c="18"/>D <text:s text:c="9"/>Dsus4 D</text:p>
        <text:p text:style-name="Preformatted_20_Text">baby, baby let me sleep on it</text:p>
        <text:p text:style-name="Preformatted_20_Text"><text:s text:c="7"/>C </text:p>
        <text:p text:style-name="Preformatted_20_Text">Let me sleep on it,</text:p>
        <text:p text:style-name="Preformatted_20_Text"><text:s text:c="9"/>G <text:s text:c="24"/>D <text:s text:c="5"/></text:p>
        <text:p text:style-name="Preformatted_20_Text">and I ll give you my answer in the morning</text:p>
        <text:p text:style-name="Preformatted_20_Text"/>
        <text:p text:style-name="Preformatted_20_Text">Girl: (I gotta know right now!)</text:p>
        <text:p text:style-name="Preformatted_20_Text"/>
        <text:p text:style-name="Preformatted_20_Text">Meat Loaf:</text:p>
        <text:p text:style-name="Preformatted_20_Text"/>
        <text:p text:style-name="Preformatted_20_Text"><text:s text:c="7"/>G</text:p>
        <text:p text:style-name="Preformatted_20_Text">Let me sleep on it,</text:p>
        <text:p text:style-name="Preformatted_20_Text"><text:s text:c="18"/>D <text:s text:c="9"/>Dsus4 D</text:p>
        <text:p text:style-name="Preformatted_20_Text">baby, baby let me sleep on it</text:p>
        <text:p text:style-name="Preformatted_20_Text"><text:s text:c="7"/>C </text:p>
        <text:p text:style-name="Preformatted_20_Text">Let me sleep on it,</text:p>
        <text:p text:style-name="Preformatted_20_Text"><text:s text:c="9"/>G <text:s text:c="24"/>D <text:s text:c="5"/></text:p>
        <text:p text:style-name="Preformatted_20_Text">and I'll give you my answer in the morning, morning, I ll tell you in the morning</text:p>
        <text:p text:style-name="Preformatted_20_Text"/>
        <text:p text:style-name="Preformatted_20_Text">Girl:</text:p>
        <text:p text:style-name="Preformatted_20_Text"/>
        <text:p text:style-name="Preformatted_20_Text"><text:s text:c="8"/>G</text:p>
        <text:p text:style-name="Preformatted_20_Text">I gotta know right now,</text:p>
        <text:p text:style-name="Preformatted_20_Text"><text:s text:c="10"/>A</text:p>
        <text:p text:style-name="Preformatted_20_Text">before we go any further</text:p>
        <text:p text:style-name="Preformatted_20_Text"><text:s text:c="7"/>G</text:p>
        <text:p text:style-name="Preformatted_20_Text">Do you love me!!!?</text:p>
        <text:p text:style-name="Preformatted_20_Text"><text:s text:c="9"/>D</text:p>
        <text:p text:style-name="Preformatted_20_Text">Will you love me forever!!!?</text:p>
        <text:p text:style-name="Preformatted_20_Text"/>
        <text:p text:style-name="Preformatted_20_Text">Meatloaf:</text:p>
        <text:p text:style-name="Preformatted_20_Text"/>
        <text:p text:style-name="Preformatted_20_Text">Let me sleep on it!!!</text:p>
        <text:p text:style-name="Preformatted_20_Text"/>
        <text:p text:style-name="Preformatted_20_Text">Girl:</text:p>
        <text:p text:style-name="Preformatted_20_Text"/>
        <text:p text:style-name="Preformatted_20_Text">Will you love me forever? </text:p>
        <text:p text:style-name="Preformatted_20_Text"/>
        <text:p text:style-name="Preformatted_20_Text">Meatloaf:</text:p>
        <text:p text:style-name="Preformatted_20_Text"/>
        <text:p text:style-name="Preformatted_20_Text">Let me sleep on it!!!</text:p>
        <text:p text:style-name="Preformatted_20_Text"><text:s/></text:p>
        <text:p text:style-name="Preformatted_20_Text">Girl:</text:p>
        <text:p text:style-name="Preformatted_20_Text"/>
        <text:p text:style-name="Preformatted_20_Text">Will you love me forever!!!</text:p>
        <text:p text:style-name="Preformatted_20_Text"/>
        <text:p text:style-name="Preformatted_20_Text"/>
        <text:p text:style-name="Preformatted_20_Text">Meat Loaf:</text:p>
        <text:p text:style-name="Preformatted_20_Text"/>
        <text:p text:style-name="Preformatted_20_Text"><text:s text:c="11"/>F</text:p>
        <text:p text:style-name="Preformatted_20_Text">I couldn't take it any longer,</text:p>
        <text:p text:style-name="Preformatted_20_Text"/>
        <text:p text:style-name="Preformatted_20_Text">Lord I was crazed</text:p>
        <text:p text:style-name="Preformatted_20_Text"><text:s text:c="13"/>C</text:p>
        <text:p text:style-name="Preformatted_20_Text">And when the feeling came upon me,</text:p>
        <text:p text:style-name="Preformatted_20_Text"><text:s text:c="7"/>F</text:p>
        <text:p text:style-name="Preformatted_20_Text">like a tidal wave</text:p>
        <text:p text:style-name="Preformatted_20_Text"><text:s text:c="10"/>C <text:s text:c="27"/>G</text:p>
        <text:p text:style-name="Preformatted_20_Text">I started swearing to my God and on my mother's grave,</text:p>
        <text:p text:style-name="Preformatted_20_Text"><text:s text:c="13"/>F <text:s text:c="14"/>G <text:s text:c="5"/>C</text:p>
        <text:p text:style-name="Preformatted_20_Text">that I would love you to the end of time</text:p>
        <text:p text:style-name="Preformatted_20_Text"><text:s text:c="21"/>F <text:s text:c="14"/>G <text:s text:c="5"/>C</text:p>
        <text:p text:style-name="Preformatted_20_Text">I swore that I would love you to the end of time!</text:p>
        <text:p text:style-name="Preformatted_20_Text"/>
        <text:p text:style-name="Preformatted_20_Text">Meat Loaf &amp; Girl:</text:p>
        <text:p text:style-name="Preformatted_20_Text"/>
        <text:p text:style-name="Preformatted_20_Text"><text:s text:c="11"/>C <text:s text:c="14"/>G <text:s text:c="5"/>C</text:p>
        <text:p text:style-name="Preformatted_20_Text">So now I'm praying for the end of time,</text:p>
        <text:p text:style-name="Preformatted_20_Text"><text:s text:c="3"/>F <text:s text:c="7"/>G <text:s text:c="3"/>C</text:p>
        <text:p text:style-name="Preformatted_20_Text">to hurry up and arrive</text:p>
        <text:p text:style-name="Preformatted_20_Text"><text:s text:c="6"/>C <text:s text:c="9"/>G <text:s text:c="12"/>Am</text:p>
        <text:p text:style-name="Preformatted_20_Text">Cause if I gotta spend another minute with you,</text:p>
        <text:p text:style-name="Preformatted_20_Text"><text:s text:c="8"/>G</text:p>
        <text:p text:style-name="Preformatted_20_Text">I don't think that I can really survive</text:p>
        <text:p text:style-name="Preformatted_20_Text"><text:s text:c="11"/>F</text:p>
        <text:p text:style-name="Preformatted_20_Text">I'll never break my promise or forget my vow,</text:p>
        <text:p text:style-name="Preformatted_20_Text"/>
        <text:p text:style-name="Preformatted_20_Text">Meatloaf:</text:p>
        <text:p text:style-name="Preformatted_20_Text"><text:s text:c="5"/>C <text:s text:c="24"/>G</text:p>
        <text:p text:style-name="Preformatted_20_Text">(but God only knows what I can do right now)</text:p>
        <text:p text:style-name="Preformatted_20_Text"/>
        <text:p text:style-name="Preformatted_20_Text">Meat Loaf &amp; Girl:</text:p>
        <text:p text:style-name="Preformatted_20_Text"><text:soft-page-break/></text:p>
        <text:p text:style-name="Preformatted_20_Text"><text:s text:c="4"/>C <text:s text:c="14"/>G <text:s text:c="5"/>C</text:p>
        <text:p text:style-name="Preformatted_20_Text">I'm praying for the end of time,</text:p>
        <text:p text:style-name="Preformatted_20_Text"><text:s text:c="20"/>Am</text:p>
        <text:p text:style-name="Preformatted_20_Text">it's all that I can do</text:p>
        <text:p text:style-name="Preformatted_20_Text">C <text:s text:c="14"/>G <text:s text:c="5"/>C <text:s text:c="13"/>F <text:s text:c="5"/>G <text:s text:c="8"/>C</text:p>
        <text:p text:style-name="Preformatted_20_Text">Praying for the end of time, so I can end my time with you!!!</text:p>
        <text:p text:style-name="Preformatted_20_Text"/>
        <text:p text:style-name="Preformatted_20_Text">Meat Loaf: <text:s text:c="28"/>Girl:</text:p>
        <text:p text:style-name="Preformatted_20_Text"><text:s text:c="7"/>F <text:s text:c="4"/>C <text:s text:c="12"/>G <text:s text:c="3"/>C <text:s text:c="4"/></text:p>
        <text:p text:style-name="Preformatted_20_Text">It was long ago and it was far away, (it never felt so good, it never felt so right)</text:p>
        <text:p text:style-name="Preformatted_20_Text"><text:s text:c="11"/>F <text:s text:c="6"/>C <text:s text:c="13"/>G <text:s text:c="3"/>C</text:p>
        <text:p text:style-name="Preformatted_20_Text">and it was so much better than it is today (and we were glowing like a metal on the edge <text:s text:c="4"/></text:p>
        <text:p text:style-name="Preformatted_20_Text"><text:s text:c="43"/>(of a knife)</text:p>
        <text:p text:style-name="Preformatted_20_Text"/>
        <text:p text:style-name="Preformatted_20_Text">6x</text:p>
        <text:p text:style-name="Preformatted_20_Text"/>
        <text:p text:style-name="P3">Set8</text:p>
        <text:p text:style-name="Preformatted_20_Text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874in" fo:margin-bottom="0.7811in" fo:margin-left="0.3126in" fo:margin-right="0.291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8T08:43:17.32</meta:creation-date>
    <dc:date>2012-12-28T09:21:27.63</dc:date>
    <meta:editing-duration>PT2M35S</meta:editing-duration>
    <meta:editing-cycles>1</meta:editing-cycles>
    <meta:generator>OpenOffice.org/3.2$Win32 OpenOffice.org_project/340m1$Build-9590</meta:generator>
    <meta:document-statistic meta:table-count="0" meta:image-count="0" meta:object-count="0" meta:page-count="4" meta:paragraph-count="296" meta:word-count="1433" meta:character-count="8358"/>
  </office:meta>
</office:document-meta>
</file>